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7000005E84F30CA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085cm"/>
    </style:style>
    <style:style style:name="gr2" style:family="graphic" style:parent-style-name="standard">
      <style:graphic-properties draw:stroke="none" svg:stroke-color="#000000" draw:fill="none" draw:fill-color="#ffffff" fo:min-height="4.83cm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  <style:text-properties fo:color="#4a002f" fo:font-family="Gabriola" style:font-pitch="variable" fo:font-size="36pt" style:font-size-asian="36pt" style:font-size-complex="36pt"/>
    </style:style>
    <style:style style:name="P2" style:family="paragraph">
      <style:paragraph-properties fo:text-align="start"/>
      <style:text-properties fo:color="#4a002f" fo:font-family="Gabriola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color="#4a002f" fo:font-family="Gabriola" style:font-pitch="variable" fo:font-style="italic" fo:font-weight="bold" style:font-family-asian="Gabriola" style:font-pitch-asian="variable" style:font-style-asian="italic" style:font-weight-asian="bold" style:font-family-complex="Gabriola" style:font-pitch-complex="variable" style:font-style-complex="italic" style:font-weight-complex="bold"/>
    </style:style>
    <style:style style:name="P4" style:family="paragraph">
      <style:paragraph-properties fo:text-align="center"/>
      <style:text-properties fo:color="#4a002f" fo:font-family="Gabriola" style:font-pitch="variable" fo:font-size="16pt" fo:font-style="italic" fo:font-weight="bold" style:font-family-asian="Gabriola" style:font-pitch-asian="variable" style:font-size-asian="16pt" style:font-style-asian="italic" style:font-weight-asian="bold" style:font-family-complex="Gabriola" style:font-pitch-complex="variable" style:font-size-complex="9.10000038146973pt" style:font-style-complex="italic" style:font-weight-complex="bold"/>
    </style:style>
    <style:style style:name="P5" style:family="paragraph">
      <style:paragraph-properties fo:text-align="center"/>
      <style:text-properties fo:color="#4a002f" fo:font-family="Gabriola" style:font-pitch="variable" fo:font-size="16pt" style:font-family-asian="Gabriola" style:font-pitch-asian="variable" style:font-size-asian="16pt" style:font-family-complex="Gabriola" style:font-pitch-complex="variable" style:font-size-complex="9.10000038146973pt"/>
    </style:style>
    <style:style style:name="P6" style:family="paragraph">
      <style:paragraph-properties fo:text-align="center"/>
      <style:text-properties fo:color="#4a002f" fo:font-family="Gabriola" style:font-pitch="variable" style:font-family-asian="Gabriola" style:font-pitch-asian="variable" style:font-family-complex="Gabriola" style:font-pitch-complex="variable"/>
    </style:style>
    <style:style style:name="P7" style:family="paragraph">
      <style:paragraph-properties fo:text-align="center"/>
      <style:text-properties fo:color="#4a002f" fo:font-family="Gabriola" style:font-pitch="variable" fo:font-size="16pt" fo:font-style="italic" fo:font-weight="bold" style:font-family-asian="Gabriola" style:font-pitch-asian="variable" style:font-size-asian="16pt" style:font-style-asian="italic" style:font-weight-asian="bold" style:font-family-complex="Gabriola" style:font-pitch-complex="variable" style:font-size-complex="9.10000038146973pt" style:font-style-complex="italic" style:font-weight-complex="bold"/>
    </style:style>
    <style:style style:name="P8" style:family="paragraph">
      <style:paragraph-properties fo:text-align="center"/>
      <style:text-properties fo:color="#4a002f" fo:font-family="Gabriola" style:font-pitch="variable" fo:font-size="16pt" style:font-family-asian="Gabriola" style:font-pitch-asian="variable" style:font-size-asian="16pt" style:font-family-complex="Gabriola" style:font-pitch-complex="variable" style:font-size-complex="9.10000038146973pt"/>
    </style:style>
    <style:style style:name="T1" style:family="text">
      <style:text-properties fo:color="#4a002f" fo:font-family="Gabriola" style:font-pitch="variable" fo:font-size="26pt" style:font-size-asian="26pt" style:font-size-complex="26pt"/>
    </style:style>
    <style:style style:name="T2" style:family="text">
      <style:text-properties fo:color="#4a002f" fo:font-family="Gabriola" style:font-pitch="variable" fo:font-size="16pt" style:font-size-asian="16pt" style:font-size-complex="16pt"/>
    </style:style>
    <style:style style:name="T3" style:family="text">
      <style:text-properties fo:color="#4a002f" fo:font-family="Gabriola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4a002f" fo:font-family="Gabriola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4a002f" fo:font-family="Gabriola" style:font-pitch="variabl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color="#4a002f" fo:font-family="Gabriola" style:font-pitch="variable" fo:font-size="10pt" style:font-size-asian="10pt" style:font-size-complex="10pt"/>
    </style:style>
    <style:style style:name="T7" style:family="text">
      <style:text-properties fo:color="#4a002f" fo:font-family="Gabriola" style:font-pitch="variable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13.335cm" svg:x="5.08cm" svg:y="5.08cm">
          <draw:text-box>
            <text:p text:style-name="P1"><text:span text:style-name="T1">Rebekkah</text:span></text:p>
            <text:p text:style-name="P1"><text:span text:style-name="T1">&amp;</text:span></text:p>
            <text:p text:style-name="P1"><text:span text:style-name="T1">Gabe</text:span></text:p>
            <text:p text:style-name="P1"><text:span text:style-name="T2">August 11, 2012</text:span></text:p>
            <text:p text:style-name="P1"><text:span text:style-name="T2">The Red Rock Ranch</text:span></text:p>
            <text:p text:style-name="P1"><text:span text:style-name="T2">Westcliffe, CO</text:span></text:p>
            <text:p text:style-name="P2"><text:span text:style-name="T2"/></text:p>
            <text:p text:style-name="P2"><text:span text:style-name="T3">Processional</text:span><text:span text:style-name="T4"> - - - - - - - - - - - - - </text:span><text:span text:style-name="T5">[TBA]</text:span></text:p>
            <text:p text:style-name="P2"><text:span text:style-name="T6"/></text:p>
            <text:p text:style-name="P2"><text:span text:style-name="T3">Welcome </text:span><text:span text:style-name="T4">- - - - - - - - - </text:span><text:span text:style-name="T5">Chet Denlinger</text:span></text:p>
            <text:p text:style-name="P2"><text:span text:style-name="T6"/></text:p>
            <text:p text:style-name="P2"><text:span text:style-name="T3">[Reading 1]</text:span><text:span text:style-name="T4"> - - - </text:span><text:span text:style-name="T5">Mary Frier Denlinger</text:span></text:p>
            <text:p text:style-name="P2"><text:span text:style-name="T6"/></text:p>
            <text:p text:style-name="P2"><text:span text:style-name="T3">[Reading 2]</text:span><text:span text:style-name="T4"> - - - - - </text:span><text:span text:style-name="T5">Adam Rudebusch</text:span></text:p>
            <text:p text:style-name="P2"><text:span text:style-name="T7"/></text:p>
            <text:p text:style-name="P2"><text:span text:style-name="T3">Officiant's Blessing</text:span><text:span text:style-name="T4"> - - </text:span><text:span text:style-name="T5">Chet Denlinger</text:span></text:p>
            <text:p text:style-name="P2"><text:span text:style-name="T7"/></text:p>
            <text:p text:style-name="P2"><text:span text:style-name="T3">Community Blessing</text:span><text:span text:style-name="T4"> - - - - - - - - - - - -</text:span></text:p>
            <text:p text:style-name="P2"><text:span text:style-name="T5"><text:s text:c="31"/></text:span><text:span text:style-name="T5">Friends and Family</text:span></text:p>
            <text:p text:style-name="P2"><text:span text:style-name="T6"/></text:p>
            <text:p text:style-name="P2"><text:span text:style-name="T3">Exchanging of Vows and Rings</text:span></text:p>
            <text:p text:style-name="P2"><text:span text:style-name="T6"/></text:p>
            <text:p text:style-name="P3"><text:span text:style-name="T3">Recessional</text:span><text:span text:style-name="T4"> - - - - - - - - - - - - - - </text:span><text:span text:style-name="T5">[TBA]</text:span></text:p>
          </draw:text-box>
        </draw:frame>
        <draw:frame draw:style-name="gr2" draw:text-style-name="P4" draw:layer="layout" svg:width="4.445cm" svg:height="5.08cm" svg:x="3.21cm" svg:y="18.85cm">
          <draw:text-box>
            <text:p text:style-name="P4">Parents of the Bride</text:p>
            <text:p text:style-name="P5">Deborah Goodman</text:p>
            <text:p text:style-name="P5">Rich Williams</text:p>
            <text:p text:style-name="P6"><text:span text:style-name="T8"/></text:p>
            <text:p text:style-name="P4">Maids of Honor</text:p>
            <text:p text:style-name="P5">Rachael Goodman-Williams</text:p>
            <text:p text:style-name="P4"><text:span text:style-name="T9">Hannah Ebner</text:span></text:p>
          </draw:text-box>
        </draw:frame>
        <draw:frame draw:style-name="gr3" draw:text-style-name="P4" draw:layer="layout" svg:width="4.445cm" svg:height="5.715cm" svg:x="7.855cm" svg:y="18.85cm">
          <draw:text-box>
            <text:p text:style-name="P4">Parents of the Groom</text:p>
            <text:p text:style-name="P5">Vickie Hart</text:p>
            <text:p text:style-name="P5">Bill Hart</text:p>
            <text:p text:style-name="P6"><text:span text:style-name="T8"/></text:p>
            <text:p text:style-name="P4">Best Men</text:p>
            <text:p text:style-name="P5">Tim Hart</text:p>
            <text:p text:style-name="P5">Matt Hart</text:p>
          </draw:text-box>
        </draw:frame>
        <draw:frame draw:style-name="gr4" draw:text-style-name="P7" draw:layer="layout" svg:width="8.255cm" svg:height="3.417cm" svg:x="3.71cm" svg:y="23.73cm">
          <draw:text-box>
            <text:p text:style-name="P7">Officiant</text:p>
            <text:p text:style-name="P8">Chet Denlinger</text:p>
            <text:p text:style-name="P8"><text:span text:style-name="T8"/></text:p>
            <text:p text:style-name="P8"><text:span text:style-name="T10">Readers</text:span></text:p>
            <text:p text:style-name="P8">Mary Frier Denlinger</text:p>
            <text:p text:style-name="P8">Adam Rudebus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2.699cm" svg:height="27.629cm" svg:x="0.002cm" svg:y="0.312cm">
        <draw:image xlink:href="Pictures/10000201000002B7000005E84F30CAD1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08T21:50:50</dc:date>
    <dc:creator>Gabe Hart</dc:creator>
    <meta:generator>OpenOffice.org/3.3$Unix OpenOffice.org_project/330m20$Build-9567</meta:generator>
    <meta:editing-duration>PT45M47S</meta:editing-duration>
    <meta:editing-cycles>16</meta:editing-cycles>
    <meta:document-statistic meta:object-count="5"/>
  </office:meta>
</office:document-meta>
</file>